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Value.valueOf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.Nam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Value.valueOf( QName name , Namespa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Value.valueOf( String s , boolean check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